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434cm" svg:height="1.27cm" svg:x="14.44cm" svg:y="5.284cm">
          <text:p text:style-name="P1"><text:span text:style-name="T1">User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058cm" svg:height="2.861cm" svg:x="9.113cm" svg:y="4.489cm">
          <text:p text:style-name="P1"><text:span text:style-name="T1">korist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2.169cm" svg:y1="5.919cm" svg:x2="14.44cm" svg:y2="5.919cm" draw:start-shape="id1" draw:start-glue-point="7" draw:end-shape="id2" draw:end-glue-point="3">
          <text:p/>
        </draw:connector>
        <draw:custom-shape draw:style-name="gr1" draw:text-style-name="P2" draw:id="id3" draw:layer="layout" svg:width="3.551cm" svg:height="1.905cm" svg:x="3.67cm" svg:y="4.971cm">
          <text:p text:style-name="P1"><text:span text:style-name="T1">user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0.815cm" svg:height="1.089cm" svg:x="7.08cm" svg:y="4.834cm">
          <draw:text-box>
            <text:p text:style-name="P4"><text:span text:style-name="T2">1</text:span></text:p>
          </draw:text-box>
        </draw:frame>
        <draw:connector draw:style-name="gr2" draw:text-style-name="P3" draw:layer="layout" svg:x1="9.113cm" svg:y1="5.919cm" svg:x2="6.858cm" svg:y2="5.923cm" draw:start-shape="id1" draw:start-glue-point="5" draw:end-shape="id3" draw:end-glue-point="9">
          <text:p/>
        </draw:connector>
        <draw:frame draw:style-name="gr3" draw:text-style-name="P5" draw:layer="layout" svg:width="0.908cm" svg:height="1.089cm" svg:x="13.532cm" svg:y="4.83cm">
          <draw:text-box>
            <text:p text:style-name="P4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29T15:10:14</dc:date>
    <meta:editing-cycles>6</meta:editing-cycles>
    <meta:editing-duration>PT13M3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